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069398072896cm 3.7377576895794cm)" svg:viewBox="0 0 4240 801" svg:d="M347 718c451-80 1165-88 1782-82 617 7 1713 203 1970 158 259-39 145-667-219-709-365-42-877-68-1795-72s-1493 12-2001-13c-142 2-135 750 263 718z">
          <text:p/>
        </draw:path>
        <draw:path draw:style-name="gr2" draw:text-style-name="P1" draw:layer="layout" svg:width="3.663cm" svg:height="3.216cm" draw:transform="rotate (0.0979129710368819) translate (3.18500828954999cm 3.3443181149937cm)" svg:viewBox="0 0 3664 3217" svg:d="M106 71c2302-208 3649-17 3553 1356-98 1373-1296 1760-3449 1790-188-9-79-786 279-788 1116 55 2496 13 2526-809 31-823-1114-1011-2570-797-283-9-621-738-339-752z">
          <text:p/>
        </draw:path>
        <draw:path draw:style-name="gr1" draw:text-style-name="P1" draw:layer="layout" svg:width="0.902cm" svg:height="0.66cm" draw:transform="skewX (0.00244346095279198) rotate (-2.15652882376419) translate (4.17788958045799cm 7.57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4.19765777377cm 3.828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3.870640143228cm 3.53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89) rotate (-2.1556561591382) translate (4.32862398526101cm 5.86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45:55.417000000</dc:date>
    <meta:editing-duration>PT3M13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